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impUser.hasS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impUs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impUs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impUser.get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impUser.TestSimpUs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impUser.getSession( String 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imp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impUser.equals(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impUser.addSessions( TestSimpSession ... sess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SimpUser.getS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